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3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6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5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7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2"/>
          <table:table-cell table:style-name="ce11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5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2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2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3"/>
          <table:covered-table-cell table:style-name="ce76"/>
          <table:covered-table-cell table:style-name="ce48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4"/>
          <table:covered-table-cell table:style-name="ce77"/>
          <table:covered-table-cell table:style-name="ce49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4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6" office:value-type="float" office:value="6338" calcext:value-type="float">
            <text:p><text:s text:c="3"/>6,33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4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96627" calcext:value-type="float">
            <text:p><text:s text:c="3"/>196,627</text:p>
          </table:table-cell>
          <table:table-cell table:style-name="ce50" office:value-type="float" office:value="189162" calcext:value-type="float">
            <text:p><text:s text:c="3"/>189,162</text:p>
          </table:table-cell>
          <table:table-cell table:style-name="ce50" office:value-type="float" office:value="7452" calcext:value-type="float">
            <text:p><text:s text:c="3"/>7,452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181230" calcext:value-type="float">
            <text:p><text:s text:c="3"/>181,230</text:p>
          </table:table-cell>
          <table:table-cell table:style-name="ce50" office:value-type="float" office:value="8937" calcext:value-type="float">
            <text:p><text:s text:c="3"/>8,937</text:p>
          </table:table-cell>
          <table:table-cell table:style-name="ce103" office:value-type="float" office:value="6460" calcext:value-type="float">
            <text:p><text:s text:c="3"/>6,460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1" office:value-type="float" office:value="101943" calcext:value-type="float">
            <text:p><text:s text:c="3"/>101,943</text:p>
          </table:table-cell>
          <table:table-cell table:style-name="ce51" office:value-type="float" office:value="98098" calcext:value-type="float">
            <text:p><text:s text:c="3"/>98,098</text:p>
          </table:table-cell>
          <table:table-cell table:style-name="ce51" office:value-type="float" office:value="3838" calcext:value-type="float">
            <text:p><text:s text:c="3"/>3,83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3982" calcext:value-type="float">
            <text:p><text:s text:c="3"/>93,982</text:p>
          </table:table-cell>
          <table:table-cell table:style-name="ce51" office:value-type="float" office:value="4676" calcext:value-type="float">
            <text:p><text:s text:c="3"/>4,676</text:p>
          </table:table-cell>
          <table:table-cell table:style-name="ce104" office:value-type="float" office:value="3285" calcext:value-type="float">
            <text:p><text:s text:c="3"/>3,285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34" office:value-type="string" calcext:value-type="string">
            <text:p>女</text:p>
          </table:table-cell>
          <table:table-cell table:style-name="ce52" office:value-type="float" office:value="94684" calcext:value-type="float">
            <text:p><text:s text:c="3"/>94,684</text:p>
          </table:table-cell>
          <table:table-cell table:style-name="ce52" office:value-type="float" office:value="91064" calcext:value-type="float">
            <text:p><text:s text:c="3"/>91,064</text:p>
          </table:table-cell>
          <table:table-cell table:style-name="ce52" office:value-type="float" office:value="3614" calcext:value-type="float">
            <text:p><text:s text:c="3"/>3,614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7248" calcext:value-type="float">
            <text:p><text:s text:c="3"/>87,248</text:p>
          </table:table-cell>
          <table:table-cell table:style-name="ce52" office:value-type="float" office:value="4261" calcext:value-type="float">
            <text:p><text:s text:c="3"/>4,261</text:p>
          </table:table-cell>
          <table:table-cell table:style-name="ce105" office:value-type="float" office:value="3175" calcext:value-type="float">
            <text:p><text:s text:c="3"/>3,175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29481" calcext:value-type="float">
            <text:p><text:s text:c="3"/>229,481</text:p>
          </table:table-cell>
          <table:table-cell table:style-name="ce50" office:value-type="float" office:value="221213" calcext:value-type="float">
            <text:p><text:s text:c="3"/>221,213</text:p>
          </table:table-cell>
          <table:table-cell table:style-name="ce50" office:value-type="float" office:value="8250" calcext:value-type="float">
            <text:p><text:s text:c="3"/>8,250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212186" calcext:value-type="float">
            <text:p><text:s text:c="3"/>212,186</text:p>
          </table:table-cell>
          <table:table-cell table:style-name="ce50" office:value-type="float" office:value="10056" calcext:value-type="float">
            <text:p><text:s text:c="3"/>10,056</text:p>
          </table:table-cell>
          <table:table-cell table:style-name="ce103" office:value-type="float" office:value="7239" calcext:value-type="float">
            <text:p><text:s text:c="3"/>7,239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114511" calcext:value-type="float">
            <text:p><text:s text:c="3"/>114,511</text:p>
          </table:table-cell>
          <table:table-cell table:style-name="ce51" office:value-type="float" office:value="4325" calcext:value-type="float">
            <text:p><text:s text:c="3"/>4,32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09821" calcext:value-type="float">
            <text:p><text:s text:c="3"/>109,821</text:p>
          </table:table-cell>
          <table:table-cell table:style-name="ce51" office:value-type="float" office:value="5269" calcext:value-type="float">
            <text:p><text:s text:c="3"/>5,269</text:p>
          </table:table-cell>
          <table:table-cell table:style-name="ce104" office:value-type="float" office:value="3758" calcext:value-type="float">
            <text:p><text:s text:c="3"/>3,758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36" office:value-type="string" calcext:value-type="string">
            <text:p>女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106702" calcext:value-type="float">
            <text:p><text:s text:c="3"/>106,702</text:p>
          </table:table-cell>
          <table:table-cell table:style-name="ce52" office:value-type="float" office:value="3925" calcext:value-type="float">
            <text:p><text:s text:c="3"/>3,925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102365" calcext:value-type="float">
            <text:p><text:s text:c="3"/>102,365</text:p>
          </table:table-cell>
          <table:table-cell table:style-name="ce52" office:value-type="float" office:value="4787" calcext:value-type="float">
            <text:p><text:s text:c="3"/>4,787</text:p>
          </table:table-cell>
          <table:table-cell table:style-name="ce105" office:value-type="float" office:value="3481" calcext:value-type="float">
            <text:p><text:s text:c="3"/>3,481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8908" calcext:value-type="float">
            <text:p><text:s text:c="3"/>18,908</text:p>
          </table:table-cell>
          <table:table-cell table:style-name="ce69" office:value-type="float" office:value="18228" calcext:value-type="float">
            <text:p><text:s text:c="3"/>18,228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7469" calcext:value-type="float">
            <text:p><text:s text:c="3"/>17,469</text:p>
          </table:table-cell>
          <table:table-cell table:style-name="ce69" office:value-type="float" office:value="826" calcext:value-type="float">
            <text:p><text:s text:c="3"/>826</text:p>
          </table:table-cell>
          <table:table-cell table:style-name="ce69" office:value-type="float" office:value="613" calcext:value-type="float">
            <text:p><text:s text:c="3"/>613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831" calcext:value-type="float">
            <text:p><text:s text:c="3"/>9,831</text:p>
          </table:table-cell>
          <table:table-cell table:style-name="ce70" office:value-type="float" office:value="9477" calcext:value-type="float">
            <text:p><text:s text:c="3"/>9,477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9088" calcext:value-type="float">
            <text:p><text:s text:c="3"/>9,088</text:p>
          </table:table-cell>
          <table:table-cell table:style-name="ce70" office:value-type="float" office:value="434" calcext:value-type="float">
            <text:p><text:s text:c="3"/>434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9077" calcext:value-type="float">
            <text:p><text:s text:c="3"/>9,077</text:p>
          </table:table-cell>
          <table:table-cell table:style-name="ce70" office:value-type="float" office:value="8751" calcext:value-type="float">
            <text:p><text:s text:c="3"/>8,75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8381" calcext:value-type="float">
            <text:p><text:s text:c="3"/>8,381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304" calcext:value-type="float">
            <text:p><text:s text:c="3"/>304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3398" calcext:value-type="float">
            <text:p><text:s text:c="3"/>23,398</text:p>
          </table:table-cell>
          <table:table-cell table:style-name="ce69" office:value-type="float" office:value="22551" calcext:value-type="float">
            <text:p><text:s text:c="3"/>22,551</text:p>
          </table:table-cell>
          <table:table-cell table:style-name="ce69" office:value-type="float" office:value="847" calcext:value-type="float">
            <text:p><text:s text:c="3"/>84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21715" calcext:value-type="float">
            <text:p><text:s text:c="3"/>21,715</text:p>
          </table:table-cell>
          <table:table-cell table:style-name="ce69" office:value-type="float" office:value="939" calcext:value-type="float">
            <text:p><text:s text:c="3"/>939</text:p>
          </table:table-cell>
          <table:table-cell table:style-name="ce69" office:value-type="float" office:value="744" calcext:value-type="float">
            <text:p><text:s text:c="3"/>744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70" office:value-type="float" office:value="11719" calcext:value-type="float">
            <text:p><text:s text:c="3"/>11,719</text:p>
          </table:table-cell>
          <table:table-cell table:style-name="ce59" office:value-type="float" office:value="444" calcext:value-type="float">
            <text:p><text:s text:c="3"/>444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11279" calcext:value-type="float">
            <text:p><text:s text:c="3"/>11,279</text:p>
          </table:table-cell>
          <table:table-cell table:style-name="ce70" office:value-type="float" office:value="506" calcext:value-type="float">
            <text:p><text:s text:c="3"/>506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60" office:value-type="float" office:value="11235" calcext:value-type="float">
            <text:p><text:s text:c="3"/>11,235</text:p>
          </table:table-cell>
          <table:table-cell table:style-name="ce71" office:value-type="float" office:value="10832" calcext:value-type="float">
            <text:p><text:s text:c="3"/>10,832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10436" calcext:value-type="float">
            <text:p><text:s text:c="3"/>10,436</text:p>
          </table:table-cell>
          <table:table-cell table:style-name="ce71" office:value-type="float" office:value="433" calcext:value-type="float">
            <text:p><text:s text:c="3"/>433</text:p>
          </table:table-cell>
          <table:table-cell table:style-name="ce71" office:value-type="float" office:value="366" calcext:value-type="float">
            <text:p><text:s text:c="3"/>366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953" calcext:value-type="float">
            <text:p><text:s text:c="3"/>21,953</text:p>
          </table:table-cell>
          <table:table-cell table:style-name="ce69" office:value-type="float" office:value="21177" calcext:value-type="float">
            <text:p><text:s text:c="3"/>21,177</text:p>
          </table:table-cell>
          <table:table-cell table:style-name="ce69" office:value-type="float" office:value="772" calcext:value-type="float">
            <text:p><text:s text:c="3"/>77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5" office:value-type="float" office:value="20357" calcext:value-type="float">
            <text:p><text:s text:c="3"/>20,357</text:p>
          </table:table-cell>
          <table:table-cell table:style-name="ce69" office:value-type="float" office:value="919" calcext:value-type="float">
            <text:p><text:s text:c="3"/>919</text:p>
          </table:table-cell>
          <table:table-cell table:style-name="ce69" office:value-type="float" office:value="677" calcext:value-type="float">
            <text:p><text:s text:c="3"/>677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70" office:value-type="float" office:value="11019" calcext:value-type="float">
            <text:p><text:s text:c="3"/>11,019</text:p>
          </table:table-cell>
          <table:table-cell table:style-name="ce59" office:value-type="float" office:value="402" calcext:value-type="float">
            <text:p><text:s text:c="3"/>40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6" office:value-type="float" office:value="10574" calcext:value-type="float">
            <text:p><text:s text:c="3"/>10,574</text:p>
          </table:table-cell>
          <table:table-cell table:style-name="ce70" office:value-type="float" office:value="477" calcext:value-type="float">
            <text:p><text:s text:c="3"/>477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70" office:value-type="float" office:value="10158" calcext:value-type="float">
            <text:p><text:s text:c="3"/>10,15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9783" calcext:value-type="float">
            <text:p><text:s text:c="3"/>9,783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202" calcext:value-type="float">
            <text:p><text:s text:c="3"/>21,202</text:p>
          </table:table-cell>
          <table:table-cell table:style-name="ce69" office:value-type="float" office:value="20479" calcext:value-type="float">
            <text:p><text:s text:c="3"/>20,479</text:p>
          </table:table-cell>
          <table:table-cell table:style-name="ce69" office:value-type="float" office:value="721" calcext:value-type="float">
            <text:p><text:s text:c="3"/>72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9665" calcext:value-type="float">
            <text:p><text:s text:c="3"/>19,665</text:p>
          </table:table-cell>
          <table:table-cell table:style-name="ce69" office:value-type="float" office:value="879" calcext:value-type="float">
            <text:p><text:s text:c="3"/>879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70" office:value-type="float" office:value="10482" calcext:value-type="float">
            <text:p><text:s text:c="3"/>10,482</text:p>
          </table:table-cell>
          <table:table-cell table:style-name="ce59" office:value-type="float" office:value="378" calcext:value-type="float">
            <text:p><text:s text:c="3"/>37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10053" calcext:value-type="float">
            <text:p><text:s text:c="3"/>10,053</text:p>
          </table:table-cell>
          <table:table-cell table:style-name="ce70" office:value-type="float" office:value="472" calcext:value-type="float">
            <text:p><text:s text:c="3"/>472</text:p>
          </table:table-cell>
          <table:table-cell table:style-name="ce70" office:value-type="float" office:value="336" calcext:value-type="float">
            <text:p><text:s text:c="3"/>336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70" office:value-type="float" office:value="9997" calcext:value-type="float">
            <text:p><text:s text:c="3"/>9,997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9612" calcext:value-type="float">
            <text:p><text:s text:c="3"/>9,612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322" calcext:value-type="float">
            <text:p><text:s text:c="3"/>322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9月止</text:p>
          </table:table-cell>
          <table:table-cell table:style-name="ce39" office:value-type="string" calcext:value-type="string">
            <text:p>計</text:p>
          </table:table-cell>
          <table:table-cell table:style-name="ce50" office:value-type="float" office:value="147509" calcext:value-type="float">
            <text:p><text:s text:c="3"/>147,509</text:p>
          </table:table-cell>
          <table:table-cell table:style-name="ce50" office:value-type="float" office:value="141570" calcext:value-type="float">
            <text:p><text:s text:c="3"/>141,570</text:p>
          </table:table-cell>
          <table:table-cell table:style-name="ce50" office:value-type="float" office:value="5929" calcext:value-type="float">
            <text:p><text:s text:c="3"/>5,929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136997" calcext:value-type="float">
            <text:p><text:s text:c="3"/>136,997</text:p>
          </table:table-cell>
          <table:table-cell table:style-name="ce50" office:value-type="float" office:value="6107" calcext:value-type="float">
            <text:p><text:s text:c="3"/>6,107</text:p>
          </table:table-cell>
          <table:table-cell table:style-name="ce103" office:value-type="float" office:value="4405" calcext:value-type="float">
            <text:p><text:s text:c="3"/>4,405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1" office:value-type="float" office:value="76402" calcext:value-type="float">
            <text:p><text:s text:c="3"/>76,402</text:p>
          </table:table-cell>
          <table:table-cell table:style-name="ce51" office:value-type="float" office:value="73340" calcext:value-type="float">
            <text:p><text:s text:c="3"/>73,340</text:p>
          </table:table-cell>
          <table:table-cell table:style-name="ce51" office:value-type="float" office:value="3058" calcext:value-type="float">
            <text:p><text:s text:c="3"/>3,05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70913" calcext:value-type="float">
            <text:p><text:s text:c="3"/>70,913</text:p>
          </table:table-cell>
          <table:table-cell table:style-name="ce51" office:value-type="float" office:value="3191" calcext:value-type="float">
            <text:p><text:s text:c="3"/>3,191</text:p>
          </table:table-cell>
          <table:table-cell table:style-name="ce104" office:value-type="float" office:value="2298" calcext:value-type="float">
            <text:p><text:s text:c="3"/>2,298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71107" calcext:value-type="float">
            <text:p><text:s text:c="3"/>71,107</text:p>
          </table:table-cell>
          <table:table-cell table:style-name="ce52" office:value-type="float" office:value="68230" calcext:value-type="float">
            <text:p><text:s text:c="3"/>68,230</text:p>
          </table:table-cell>
          <table:table-cell table:style-name="ce52" office:value-type="float" office:value="2871" calcext:value-type="float">
            <text:p><text:s text:c="3"/>2,871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66084" calcext:value-type="float">
            <text:p><text:s text:c="3"/>66,084</text:p>
          </table:table-cell>
          <table:table-cell table:style-name="ce52" office:value-type="float" office:value="2916" calcext:value-type="float">
            <text:p><text:s text:c="3"/>2,916</text:p>
          </table:table-cell>
          <table:table-cell table:style-name="ce105" office:value-type="float" office:value="2107" calcext:value-type="float">
            <text:p><text:s text:c="3"/>2,107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982" calcext:value-type="float">
            <text:p><text:s text:c="3"/>21,982</text:p>
          </table:table-cell>
          <table:table-cell table:style-name="ce69" office:value-type="float" office:value="21179" calcext:value-type="float">
            <text:p><text:s text:c="3"/>21,179</text:p>
          </table:table-cell>
          <table:table-cell table:style-name="ce69" office:value-type="float" office:value="803" calcext:value-type="float">
            <text:p><text:s text:c="3"/>803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20394" calcext:value-type="float">
            <text:p><text:s text:c="3"/>20,394</text:p>
          </table:table-cell>
          <table:table-cell table:style-name="ce69" office:value-type="float" office:value="906" calcext:value-type="float">
            <text:p><text:s text:c="3"/>906</text:p>
          </table:table-cell>
          <table:table-cell table:style-name="ce69" office:value-type="float" office:value="682" calcext:value-type="float">
            <text:p><text:s text:c="3"/>6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70" office:value-type="float" office:value="10921" calcext:value-type="float">
            <text:p><text:s text:c="3"/>10,921</text:p>
          </table:table-cell>
          <table:table-cell table:style-name="ce59" office:value-type="float" office:value="415" calcext:value-type="float">
            <text:p><text:s text:c="3"/>415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10519" calcext:value-type="float">
            <text:p><text:s text:c="3"/>10,519</text:p>
          </table:table-cell>
          <table:table-cell table:style-name="ce70" office:value-type="float" office:value="465" calcext:value-type="float">
            <text:p><text:s text:c="3"/>465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70" office:value-type="float" office:value="10258" calcext:value-type="float">
            <text:p><text:s text:c="3"/>10,25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9875" calcext:value-type="float">
            <text:p><text:s text:c="3"/>9,875</text:p>
          </table:table-cell>
          <table:table-cell table:style-name="ce70" office:value-type="float" office:value="441" calcext:value-type="float">
            <text:p><text:s text:c="3"/>441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666" calcext:value-type="float">
            <text:p><text:s text:c="3"/>15,666</text:p>
          </table:table-cell>
          <table:table-cell table:style-name="ce69" office:value-type="float" office:value="15115" calcext:value-type="float">
            <text:p><text:s text:c="3"/>15,115</text:p>
          </table:table-cell>
          <table:table-cell table:style-name="ce69" office:value-type="float" office:value="550" calcext:value-type="float">
            <text:p><text:s text:c="3"/>5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507" calcext:value-type="float">
            <text:p><text:s text:c="3"/>14,50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69" office:value-type="float" office:value="474" calcext:value-type="float">
            <text:p><text:s text:c="3"/>474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70" office:value-type="float" office:value="7803" calcext:value-type="float">
            <text:p><text:s text:c="3"/>7,80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454" calcext:value-type="float">
            <text:p><text:s text:c="3"/>7,454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053" calcext:value-type="float">
            <text:p><text:s text:c="3"/>7,053</text:p>
          </table:table-cell>
          <table:table-cell table:style-name="ce70" office:value-type="float" office:value="311" calcext:value-type="float">
            <text:p><text:s text:c="3"/>311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880" calcext:value-type="float">
            <text:p><text:s text:c="3"/>16,880</text:p>
          </table:table-cell>
          <table:table-cell table:style-name="ce69" office:value-type="float" office:value="16159" calcext:value-type="float">
            <text:p><text:s text:c="3"/>16,159</text:p>
          </table:table-cell>
          <table:table-cell table:style-name="ce69" office:value-type="float" office:value="718" calcext:value-type="float">
            <text:p><text:s text:c="3"/>71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5699" calcext:value-type="float">
            <text:p><text:s text:c="3"/>15,699</text:p>
          </table:table-cell>
          <table:table-cell table:style-name="ce69" office:value-type="float" office:value="673" calcext:value-type="float">
            <text:p><text:s text:c="3"/>673</text:p>
          </table:table-cell>
          <table:table-cell table:style-name="ce69" office:value-type="float" office:value="508" calcext:value-type="float">
            <text:p><text:s text:c="3"/>508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70" office:value-type="float" office:value="8312" calcext:value-type="float">
            <text:p><text:s text:c="3"/>8,312</text:p>
          </table:table-cell>
          <table:table-cell table:style-name="ce59" office:value-type="float" office:value="371" calcext:value-type="float">
            <text:p><text:s text:c="3"/>37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052" calcext:value-type="float">
            <text:p><text:s text:c="3"/>8,052</text:p>
          </table:table-cell>
          <table:table-cell table:style-name="ce70" office:value-type="float" office:value="348" calcext:value-type="float">
            <text:p><text:s text:c="3"/>348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70" office:value-type="float" office:value="7847" calcext:value-type="float">
            <text:p><text:s text:c="3"/>7,847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86" office:value-type="float" office:value="7647" calcext:value-type="float">
            <text:p><text:s text:c="3"/>7,64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506" calcext:value-type="float">
            <text:p><text:s text:c="3"/>15,506</text:p>
          </table:table-cell>
          <table:table-cell table:style-name="ce69" office:value-type="float" office:value="14860" calcext:value-type="float">
            <text:p><text:s text:c="3"/>14,860</text:p>
          </table:table-cell>
          <table:table-cell table:style-name="ce69" office:value-type="float" office:value="645" calcext:value-type="float">
            <text:p><text:s text:c="3"/>64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416" calcext:value-type="float">
            <text:p><text:s text:c="3"/>14,416</text:p>
          </table:table-cell>
          <table:table-cell table:style-name="ce69" office:value-type="float" office:value="627" calcext:value-type="float">
            <text:p><text:s text:c="3"/>627</text:p>
          </table:table-cell>
          <table:table-cell table:style-name="ce69" office:value-type="float" office:value="463" calcext:value-type="float">
            <text:p><text:s text:c="3"/>463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70" office:value-type="float" office:value="7804" calcext:value-type="float">
            <text:p><text:s text:c="3"/>7,804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586" calcext:value-type="float">
            <text:p><text:s text:c="3"/>7,586</text:p>
          </table:table-cell>
          <table:table-cell table:style-name="ce70" office:value-type="float" office:value="345" calcext:value-type="float">
            <text:p><text:s text:c="3"/>34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346" calcext:value-type="float">
            <text:p><text:s text:c="3"/>7,346</text:p>
          </table:table-cell>
          <table:table-cell table:style-name="ce70" office:value-type="float" office:value="7056" calcext:value-type="float">
            <text:p><text:s text:c="3"/>7,056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830" calcext:value-type="float">
            <text:p><text:s text:c="3"/>6,830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234" calcext:value-type="float">
            <text:p><text:s text:c="3"/>234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223" calcext:value-type="float">
            <text:p><text:s text:c="3"/>16,223</text:p>
          </table:table-cell>
          <table:table-cell table:style-name="ce69" office:value-type="float" office:value="15611" calcext:value-type="float">
            <text:p><text:s text:c="3"/>15,611</text:p>
          </table:table-cell>
          <table:table-cell table:style-name="ce69" office:value-type="float" office:value="610" calcext:value-type="float">
            <text:p><text:s text:c="3"/>6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5104" calcext:value-type="float">
            <text:p><text:s text:c="3"/>15,104</text:p>
          </table:table-cell>
          <table:table-cell table:style-name="ce69" office:value-type="float" office:value="662" calcext:value-type="float">
            <text:p><text:s text:c="3"/>662</text:p>
          </table:table-cell>
          <table:table-cell table:style-name="ce69" office:value-type="float" office:value="457" calcext:value-type="float">
            <text:p><text:s text:c="3"/>457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70" office:value-type="float" office:value="8225" calcext:value-type="float">
            <text:p><text:s text:c="3"/>8,225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921" calcext:value-type="float">
            <text:p><text:s text:c="3"/>7,921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242" calcext:value-type="float">
            <text:p><text:s text:c="3"/>242</text:p>
          </table:table-cell>
          <table:table-cell table:style-name="ce116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704" calcext:value-type="float">
            <text:p><text:s text:c="3"/>7,704</text:p>
          </table:table-cell>
          <table:table-cell table:style-name="ce70" office:value-type="float" office:value="7386" calcext:value-type="float">
            <text:p><text:s text:c="3"/>7,386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183" calcext:value-type="float">
            <text:p><text:s text:c="3"/>7,183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3963" calcext:value-type="float">
            <text:p><text:s text:c="3"/>13,963</text:p>
          </table:table-cell>
          <table:table-cell table:style-name="ce69" office:value-type="float" office:value="13373" calcext:value-type="float">
            <text:p><text:s text:c="3"/>13,373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2969" calcext:value-type="float">
            <text:p><text:s text:c="3"/>12,969</text:p>
          </table:table-cell>
          <table:table-cell table:style-name="ce69" office:value-type="float" office:value="591" calcext:value-type="float">
            <text:p><text:s text:c="3"/>591</text:p>
          </table:table-cell>
          <table:table-cell table:style-name="ce69" office:value-type="float" office:value="403" calcext:value-type="float">
            <text:p><text:s text:c="3"/>403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211" calcext:value-type="float">
            <text:p><text:s text:c="3"/>7,211</text:p>
          </table:table-cell>
          <table:table-cell table:style-name="ce70" office:value-type="float" office:value="6901" calcext:value-type="float">
            <text:p><text:s text:c="3"/>6,90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681" calcext:value-type="float">
            <text:p><text:s text:c="3"/>6,681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0" office:value-type="float" office:value="221" calcext:value-type="float">
            <text:p><text:s text:c="3"/>221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6752" calcext:value-type="float">
            <text:p><text:s text:c="3"/>6,752</text:p>
          </table:table-cell>
          <table:table-cell table:style-name="ce70" office:value-type="float" office:value="6472" calcext:value-type="float">
            <text:p><text:s text:c="3"/>6,472</text:p>
          </table:table-cell>
          <table:table-cell table:style-name="ce59" office:value-type="float" office:value="280" calcext:value-type="float">
            <text:p><text:s text:c="3"/>28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6288" calcext:value-type="float">
            <text:p><text:s text:c="3"/>6,288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221" calcext:value-type="float">
            <text:p><text:s text:c="3"/>16,221</text:p>
          </table:table-cell>
          <table:table-cell table:style-name="ce69" office:value-type="float" office:value="15526" calcext:value-type="float">
            <text:p><text:s text:c="3"/>15,526</text:p>
          </table:table-cell>
          <table:table-cell table:style-name="ce69" office:value-type="float" office:value="695" calcext:value-type="float">
            <text:p><text:s text:c="3"/>695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5062" calcext:value-type="float">
            <text:p><text:s text:c="3"/>15,062</text:p>
          </table:table-cell>
          <table:table-cell table:style-name="ce69" office:value-type="float" office:value="715" calcext:value-type="float">
            <text:p><text:s text:c="3"/>715</text:p>
          </table:table-cell>
          <table:table-cell table:style-name="ce69" office:value-type="float" office:value="444" calcext:value-type="float">
            <text:p><text:s text:c="3"/>44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45" calcext:value-type="float">
            <text:p><text:s text:c="3"/>8,445</text:p>
          </table:table-cell>
          <table:table-cell table:style-name="ce70" office:value-type="float" office:value="8075" calcext:value-type="float">
            <text:p><text:s text:c="3"/>8,075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849" calcext:value-type="float">
            <text:p><text:s text:c="3"/>7,849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776" calcext:value-type="float">
            <text:p><text:s text:c="3"/>7,776</text:p>
          </table:table-cell>
          <table:table-cell table:style-name="ce70" office:value-type="float" office:value="7451" calcext:value-type="float">
            <text:p><text:s text:c="3"/>7,451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213" calcext:value-type="float">
            <text:p><text:s text:c="3"/>7,213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204" calcext:value-type="float">
            <text:p><text:s text:c="3"/>20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318" calcext:value-type="float">
            <text:p><text:s text:c="3"/>15,318</text:p>
          </table:table-cell>
          <table:table-cell table:style-name="ce69" office:value-type="float" office:value="14656" calcext:value-type="float">
            <text:p><text:s text:c="3"/>14,656</text:p>
          </table:table-cell>
          <table:table-cell table:style-name="ce69" office:value-type="float" office:value="661" calcext:value-type="float">
            <text:p><text:s text:c="3"/>66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202" calcext:value-type="float">
            <text:p><text:s text:c="3"/>14,202</text:p>
          </table:table-cell>
          <table:table-cell table:style-name="ce69" office:value-type="float" office:value="634" calcext:value-type="float">
            <text:p><text:s text:c="3"/>634</text:p>
          </table:table-cell>
          <table:table-cell table:style-name="ce69" office:value-type="float" office:value="482" calcext:value-type="float">
            <text:p><text:s text:c="3"/>48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79" calcext:value-type="float">
            <text:p><text:s text:c="3"/>7,879</text:p>
          </table:table-cell>
          <table:table-cell table:style-name="ce70" office:value-type="float" office:value="7521" calcext:value-type="float">
            <text:p><text:s text:c="3"/>7,521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311" calcext:value-type="float">
            <text:p><text:s text:c="3"/>7,311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439" calcext:value-type="float">
            <text:p><text:s text:c="3"/>7,439</text:p>
          </table:table-cell>
          <table:table-cell table:style-name="ce70" office:value-type="float" office:value="7135" calcext:value-type="float">
            <text:p><text:s text:c="3"/>7,135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891" calcext:value-type="float">
            <text:p><text:s text:c="3"/>6,891</text:p>
          </table:table-cell>
          <table:table-cell table:style-name="ce70" office:value-type="float" office:value="316" calcext:value-type="float">
            <text:p><text:s text:c="3"/>316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750" calcext:value-type="float">
            <text:p><text:s text:c="3"/>15,750</text:p>
          </table:table-cell>
          <table:table-cell table:style-name="ce69" office:value-type="float" office:value="15091" calcext:value-type="float">
            <text:p><text:s text:c="3"/>15,091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4644" calcext:value-type="float">
            <text:p><text:s text:c="3"/>14,644</text:p>
          </table:table-cell>
          <table:table-cell table:style-name="ce69" office:value-type="float" office:value="614" calcext:value-type="float">
            <text:p><text:s text:c="3"/>614</text:p>
          </table:table-cell>
          <table:table-cell table:style-name="ce69" office:value-type="float" office:value="492" calcext:value-type="float">
            <text:p><text:s text:c="3"/>49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7" calcext:value-type="float">
            <text:p><text:s text:c="3"/>8,097</text:p>
          </table:table-cell>
          <table:table-cell table:style-name="ce70" office:value-type="float" office:value="7778" calcext:value-type="float">
            <text:p><text:s text:c="3"/>7,77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540" calcext:value-type="float">
            <text:p><text:s text:c="3"/>7,540</text:p>
          </table:table-cell>
          <table:table-cell table:style-name="ce70" office:value-type="float" office:value="320" calcext:value-type="float">
            <text:p><text:s text:c="3"/>320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653" calcext:value-type="float">
            <text:p><text:s text:c="3"/>7,653</text:p>
          </table:table-cell>
          <table:table-cell table:style-name="ce70" office:value-type="float" office:value="7313" calcext:value-type="float">
            <text:p><text:s text:c="3"/>7,313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104" calcext:value-type="float">
            <text:p><text:s text:c="3"/>7,104</text:p>
          </table:table-cell>
          <table:table-cell table:style-name="ce70" office:value-type="float" office:value="294" calcext:value-type="float">
            <text:p><text:s text:c="3"/>294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4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16.7" calcext:value-type="float">
            <text:p><text:s text:c="3"/>－16.70</text:p>
          </table:table-cell>
          <table:table-cell table:style-name="ce61" office:value-type="float" office:value="-17.21" calcext:value-type="float">
            <text:p><text:s text:c="3"/>－17.21</text:p>
          </table:table-cell>
          <table:table-cell table:style-name="ce61" office:value-type="float" office:value="-3.38" calcext:value-type="float">
            <text:p><text:s text:c="3"/>－3.38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-16.17" calcext:value-type="float">
            <text:p><text:s text:c="3"/>－16.17</text:p>
          </table:table-cell>
          <table:table-cell table:style-name="ce61" office:value-type="float" office:value="-25.67" calcext:value-type="float">
            <text:p><text:s text:c="3"/>－25.67</text:p>
          </table:table-cell>
          <table:table-cell table:style-name="ce107" office:value-type="float" office:value="-19.74" calcext:value-type="float">
            <text:p><text:s text:c="3"/>－19.74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-17.64" calcext:value-type="float">
            <text:p><text:s text:c="3"/>－17.64</text:p>
          </table:table-cell>
          <table:table-cell table:style-name="ce62" office:value-type="float" office:value="-17.93" calcext:value-type="float">
            <text:p><text:s text:c="3"/>－17.93</text:p>
          </table:table-cell>
          <table:table-cell table:style-name="ce62" office:value-type="float" office:value="-10.17" calcext:value-type="float">
            <text:p><text:s text:c="3"/>－10.17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-17.03" calcext:value-type="float">
            <text:p><text:s text:c="3"/>－17.03</text:p>
          </table:table-cell>
          <table:table-cell table:style-name="ce62" office:value-type="float" office:value="-26.27" calcext:value-type="float">
            <text:p><text:s text:c="3"/>－26.27</text:p>
          </table:table-cell>
          <table:table-cell table:style-name="ce108" office:value-type="float" office:value="-23.3" calcext:value-type="float">
            <text:p><text:s text:c="3"/>－23.30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-15.69" calcext:value-type="float">
            <text:p><text:s text:c="3"/>－15.69</text:p>
          </table:table-cell>
          <table:table-cell table:style-name="ce63" office:value-type="float" office:value="-16.43" calcext:value-type="float">
            <text:p><text:s text:c="3"/>－16.43</text:p>
          </table:table-cell>
          <table:table-cell table:style-name="ce63" office:value-type="float" office:value="3.99" calcext:value-type="float">
            <text:p><text:s/>3.99</text:p>
          </table:table-cell>
          <table:table-cell table:style-name="ce63" office:value-type="float" office:value="100" calcext:value-type="float">
            <text:p><text:s/>100.00</text:p>
          </table:table-cell>
          <table:table-cell table:style-name="ce63" office:value-type="float" office:value="-15.24" calcext:value-type="float">
            <text:p><text:s text:c="3"/>－15.24</text:p>
          </table:table-cell>
          <table:table-cell table:style-name="ce63" office:value-type="float" office:value="-25" calcext:value-type="float">
            <text:p><text:s text:c="3"/>－25.00</text:p>
          </table:table-cell>
          <table:table-cell table:style-name="ce109" office:value-type="float" office:value="-16.12" calcext:value-type="float">
            <text:p><text:s text:c="3"/>－16.12</text:p>
          </table:table-cell>
          <table:table-cell table:style-name="ce114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2.82" calcext:value-type="float">
            <text:p><text:s/>2.82</text:p>
          </table:table-cell>
          <table:table-cell table:style-name="ce64" office:value-type="float" office:value="2.97" calcext:value-type="float">
            <text:p><text:s/>2.97</text:p>
          </table:table-cell>
          <table:table-cell table:style-name="ce64" office:value-type="float" office:value="-0.61" calcext:value-type="float">
            <text:p><text:s text:c="3"/>－0.61</text:p>
          </table:table-cell>
          <table:table-cell table:style-name="ce64" office:value-type="float" office:value="100" calcext:value-type="float">
            <text:p><text:s/>100.00</text:p>
          </table:table-cell>
          <table:table-cell table:style-name="ce64" office:value-type="float" office:value="3.11" calcext:value-type="float">
            <text:p><text:s/>3.11</text:p>
          </table:table-cell>
          <table:table-cell table:style-name="ce64" office:value-type="float" office:value="-3.15" calcext:value-type="float">
            <text:p><text:s text:c="3"/>－3.15</text:p>
          </table:table-cell>
          <table:table-cell table:style-name="ce110" office:value-type="float" office:value="2.07" calcext:value-type="float">
            <text:p><text:s/>2.07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2.77" calcext:value-type="float">
            <text:p><text:s/>2.77</text:p>
          </table:table-cell>
          <table:table-cell table:style-name="ce62" office:value-type="float" office:value="3.42" calcext:value-type="float">
            <text:p><text:s/>3.42</text:p>
          </table:table-cell>
          <table:table-cell table:style-name="ce62" office:value-type="float" office:value="-11.17" calcext:value-type="float">
            <text:p><text:s text:c="3"/>－11.17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3.13" calcext:value-type="float">
            <text:p><text:s/>3.13</text:p>
          </table:table-cell>
          <table:table-cell table:style-name="ce62" office:value-type="float" office:value="0.63" calcext:value-type="float">
            <text:p><text:s/>0.63</text:p>
          </table:table-cell>
          <table:table-cell table:style-name="ce108" office:value-type="float" office:value="-5.2" calcext:value-type="float">
            <text:p><text:s text:c="3"/>－5.20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2.88" calcext:value-type="float">
            <text:p><text:s/>2.88</text:p>
          </table:table-cell>
          <table:table-cell table:style-name="ce63" office:value-type="float" office:value="2.49" calcext:value-type="float">
            <text:p><text:s/>2.49</text:p>
          </table:table-cell>
          <table:table-cell table:style-name="ce63" office:value-type="float" office:value="11.88" calcext:value-type="float">
            <text:p><text:s/>11.88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3.09" calcext:value-type="float">
            <text:p><text:s/>3.09</text:p>
          </table:table-cell>
          <table:table-cell table:style-name="ce63" office:value-type="float" office:value="-6.96" calcext:value-type="float">
            <text:p><text:s text:c="3"/>－6.96</text:p>
          </table:table-cell>
          <table:table-cell table:style-name="ce109" office:value-type="float" office:value="9.91" calcext:value-type="float">
            <text:p><text:s/>9.91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0"/>
          <table:table-cell table:style-name="ce88" table:number-columns-repeated="2"/>
          <table:table-cell table:style-name="ce111" office:value-type="string" calcext:value-type="string">
            <text:p>內政部戶政司 民國102年10月4日編製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>
          <table:table-cell table:style-name="ce27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2" table:default-cell-style-name="ce28"/>
        <table:table-column table:style-name="co6" table:default-cell-style-name="ce28"/>
        <table:table-column table:style-name="co7" table:number-columns-repeated="6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8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4"/>
            <table:table-cell table:style-name="ce150"/>
            <table:table-cell table:style-name="ce117" table:number-columns-repeated="1014"/>
          </table:table-row>
          <table:table-row table:style-name="ro11">
            <table:table-cell table:style-name="ce117"/>
            <table:table-cell table:style-name="ce135" table:number-columns-repeated="2"/>
            <table:table-cell table:style-name="ce135" office:value-type="string" calcext:value-type="string">
              <text:p>中 華 民 國 102 年 9 月 份</text:p>
            </table:table-cell>
            <table:table-cell table:style-name="ce135" table:number-columns-repeated="4"/>
            <table:table-cell table:style-name="ce145" office:value-type="string" calcext:value-type="string">
              <text:p><text:s text:c="3"/>單位︰人</text:p>
            </table:table-cell>
            <table:table-cell table:style-name="ce117" table:number-columns-repeated="1015"/>
          </table:table-row>
          <table:table-row table:style-name="ro12">
            <table:table-cell table:style-name="ce119" office:value-type="string" calcext:value-type="string" table:number-columns-spanned="1" table:number-rows-spanned="4">
              <text:p>區域別</text:p>
            </table:table-cell>
            <table:table-cell table:style-name="ce136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3">
            <table:covered-table-cell table:style-name="ce120"/>
            <table:covered-table-cell table:style-name="ce137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2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2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0"/>
            <table:covered-table-cell table:style-name="ce137"/>
            <table:covered-table-cell table:number-columns-repeated="2" table:style-name="ce48"/>
            <table:covered-table-cell table:style-name="ce73"/>
            <table:covered-table-cell table:style-name="ce76"/>
            <table:covered-table-cell table:style-name="ce48"/>
            <table:covered-table-cell table:style-name="ce90"/>
            <table:covered-table-cell table:style-name="ce98"/>
            <table:table-cell table:number-columns-repeated="1015"/>
          </table:table-row>
          <table:table-row table:style-name="ro14">
            <table:covered-table-cell table:style-name="ce121"/>
            <table:covered-table-cell table:style-name="ce138"/>
            <table:covered-table-cell table:number-columns-repeated="2" table:style-name="ce49"/>
            <table:covered-table-cell table:style-name="ce74"/>
            <table:covered-table-cell table:style-name="ce77"/>
            <table:covered-table-cell table:style-name="ce49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style-name="ce67" office:value-type="float" office:value="15750" calcext:value-type="float">
            <text:p><text:s text:c="3"/>15,750</text:p>
          </table:table-cell>
          <table:table-cell table:style-name="ce51" office:value-type="float" office:value="15091" calcext:value-type="float">
            <text:p><text:s text:c="3"/>15,091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644" calcext:value-type="float">
            <text:p><text:s text:c="3"/>14,644</text:p>
          </table:table-cell>
          <table:table-cell table:style-name="ce51" office:value-type="float" office:value="614" calcext:value-type="float">
            <text:p><text:s text:c="3"/>614</text:p>
          </table:table-cell>
          <table:table-cell table:style-name="ce103" office:value-type="float" office:value="492" calcext:value-type="float">
            <text:p><text:s text:c="3"/>492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8097" calcext:value-type="float">
            <text:p><text:s text:c="3"/>8,097</text:p>
          </table:table-cell>
          <table:table-cell table:style-name="ce51" office:value-type="float" office:value="7778" calcext:value-type="float">
            <text:p><text:s text:c="3"/>7,778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540" calcext:value-type="float">
            <text:p><text:s text:c="3"/>7,540</text:p>
          </table:table-cell>
          <table:table-cell table:style-name="ce51" office:value-type="float" office:value="320" calcext:value-type="float">
            <text:p><text:s text:c="3"/>320</text:p>
          </table:table-cell>
          <table:table-cell table:style-name="ce104" office:value-type="float" office:value="237" calcext:value-type="float">
            <text:p><text:s text:c="3"/>237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7653" calcext:value-type="float">
            <text:p><text:s text:c="3"/>7,653</text:p>
          </table:table-cell>
          <table:table-cell table:style-name="ce51" office:value-type="float" office:value="7313" calcext:value-type="float">
            <text:p><text:s text:c="3"/>7,313</text:p>
          </table:table-cell>
          <table:table-cell table:style-name="ce51" office:value-type="float" office:value="339" calcext:value-type="float">
            <text:p><text:s text:c="3"/>33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2" office:value-type="float" office:value="7104" calcext:value-type="float">
            <text:p><text:s text:c="3"/>7,104</text:p>
          </table:table-cell>
          <table:table-cell table:style-name="ce51" office:value-type="float" office:value="294" calcext:value-type="float">
            <text:p><text:s text:c="3"/>294</text:p>
          </table:table-cell>
          <table:table-cell table:style-name="ce105" office:value-type="float" office:value="255" calcext:value-type="float">
            <text:p><text:s text:c="3"/>255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2751" calcext:value-type="float">
            <text:p><text:s text:c="3"/>2,751</text:p>
          </table:table-cell>
          <table:table-cell table:style-name="ce67" office:value-type="float" office:value="2643" calcext:value-type="float">
            <text:p><text:s text:c="3"/>2,643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543" calcext:value-type="float">
            <text:p><text:s text:c="3"/>2,543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146" office:value-type="float" office:value="84" calcext:value-type="float">
            <text:p><text:s text:c="3"/>84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422" calcext:value-type="float">
            <text:p><text:s text:c="3"/>1,422</text:p>
          </table:table-cell>
          <table:table-cell table:style-name="ce139" office:value-type="float" office:value="1377" calcext:value-type="float">
            <text:p><text:s text:c="3"/>1,377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316" calcext:value-type="float">
            <text:p><text:s text:c="3"/>1,316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329" calcext:value-type="float">
            <text:p><text:s text:c="3"/>1,329</text:p>
          </table:table-cell>
          <table:table-cell table:style-name="ce140" office:value-type="float" office:value="1266" calcext:value-type="float">
            <text:p><text:s text:c="3"/>1,266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1227" calcext:value-type="float">
            <text:p><text:s text:c="3"/>1,227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48" office:value-type="float" office:value="41" calcext:value-type="float">
            <text:p><text:s text:c="3"/>41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2009" calcext:value-type="float">
            <text:p><text:s text:c="3"/>2,009</text:p>
          </table:table-cell>
          <table:table-cell table:style-name="ce67" office:value-type="float" office:value="1961" calcext:value-type="float">
            <text:p><text:s text:c="3"/>1,961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901" calcext:value-type="float">
            <text:p><text:s text:c="3"/>1,901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055" calcext:value-type="float">
            <text:p><text:s text:c="3"/>1,055</text:p>
          </table:table-cell>
          <table:table-cell table:style-name="ce139" office:value-type="float" office:value="1028" calcext:value-type="float">
            <text:p><text:s text:c="3"/>1,028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996" calcext:value-type="float">
            <text:p><text:s text:c="3"/>996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954" calcext:value-type="float">
            <text:p><text:s text:c="3"/>954</text:p>
          </table:table-cell>
          <table:table-cell table:style-name="ce140" office:value-type="float" office:value="933" calcext:value-type="float">
            <text:p><text:s text:c="3"/>933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905" calcext:value-type="float">
            <text:p><text:s text:c="3"/>905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2" office:value-type="string" calcext:value-type="string">
            <text:p>計</text:p>
          </table:table-cell>
          <table:table-cell table:style-name="ce67" office:value-type="float" office:value="1971" calcext:value-type="float">
            <text:p><text:s text:c="3"/>1,971</text:p>
          </table:table-cell>
          <table:table-cell table:style-name="ce67" office:value-type="float" office:value="1890" calcext:value-type="float">
            <text:p><text:s text:c="3"/>1,890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1" office:value-type="float" office:value="1857" calcext:value-type="float">
            <text:p><text:s text:c="3"/>1,857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020" calcext:value-type="float">
            <text:p><text:s text:c="3"/>1,020</text:p>
          </table:table-cell>
          <table:table-cell table:style-name="ce139" office:value-type="float" office:value="982" calcext:value-type="float">
            <text:p><text:s text:c="3"/>982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951" calcext:value-type="float">
            <text:p><text:s text:c="3"/>951</text:p>
          </table:table-cell>
          <table:table-cell table:style-name="ce140" office:value-type="float" office:value="908" calcext:value-type="float">
            <text:p><text:s text:c="3"/>908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52" office:value-type="float" office:value="891" calcext:value-type="float">
            <text:p><text:s text:c="3"/>891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186" calcext:value-type="float">
            <text:p><text:s text:c="3"/>1,186</text:p>
          </table:table-cell>
          <table:table-cell table:style-name="ce67" office:value-type="float" office:value="1141" calcext:value-type="float">
            <text:p><text:s text:c="3"/>1,141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123" calcext:value-type="float">
            <text:p><text:s text:c="3"/>1,123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609" calcext:value-type="float">
            <text:p><text:s text:c="3"/>609</text:p>
          </table:table-cell>
          <table:table-cell table:style-name="ce139" office:value-type="float" office:value="592" calcext:value-type="float">
            <text:p><text:s text:c="3"/>592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578" calcext:value-type="float">
            <text:p><text:s text:c="3"/>578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577" calcext:value-type="float">
            <text:p><text:s text:c="3"/>577</text:p>
          </table:table-cell>
          <table:table-cell table:style-name="ce140" office:value-type="float" office:value="549" calcext:value-type="float">
            <text:p><text:s text:c="3"/>549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545" calcext:value-type="float">
            <text:p><text:s text:c="3"/>545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721" calcext:value-type="float">
            <text:p><text:s text:c="3"/>1,721</text:p>
          </table:table-cell>
          <table:table-cell table:style-name="ce67" office:value-type="float" office:value="1647" calcext:value-type="float">
            <text:p><text:s text:c="3"/>1,647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620" calcext:value-type="float">
            <text:p><text:s text:c="3"/>1,620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881" calcext:value-type="float">
            <text:p><text:s text:c="3"/>881</text:p>
          </table:table-cell>
          <table:table-cell table:style-name="ce139" office:value-type="float" office:value="839" calcext:value-type="float">
            <text:p><text:s text:c="3"/>839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835" calcext:value-type="float">
            <text:p><text:s text:c="3"/>835</text:p>
          </table:table-cell>
          <table:table-cell table:style-name="ce139" office:value-type="float" office:value="23" calcext:value-type="float">
            <text:p><text:s text:c="3"/>23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40" office:value-type="float" office:value="840" calcext:value-type="float">
            <text:p><text:s text:c="3"/>840</text:p>
          </table:table-cell>
          <table:table-cell table:style-name="ce140" office:value-type="float" office:value="808" calcext:value-type="float">
            <text:p><text:s text:c="3"/>808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785" calcext:value-type="float">
            <text:p><text:s text:c="3"/>785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9" office:value-type="string" calcext:value-type="string">
            <text:p>計</text:p>
          </table:table-cell>
          <table:table-cell table:style-name="ce67" office:value-type="float" office:value="5992" calcext:value-type="float">
            <text:p><text:s text:c="3"/>5,992</text:p>
          </table:table-cell>
          <table:table-cell table:style-name="ce67" office:value-type="float" office:value="5689" calcext:value-type="float">
            <text:p><text:s text:c="3"/>5,689</text:p>
          </table:table-cell>
          <table:table-cell table:style-name="ce67" office:value-type="float" office:value="302" calcext:value-type="float">
            <text:p><text:s text:c="3"/>30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1" office:value-type="float" office:value="5499" calcext:value-type="float">
            <text:p><text:s text:c="3"/>5,499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146" office:value-type="float" office:value="245" calcext:value-type="float">
            <text:p><text:s text:c="3"/>245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9" office:value-type="float" office:value="3047" calcext:value-type="float">
            <text:p><text:s text:c="3"/>3,047</text:p>
          </table:table-cell>
          <table:table-cell table:style-name="ce139" office:value-type="float" office:value="2897" calcext:value-type="float">
            <text:p><text:s text:c="3"/>2,897</text:p>
          </table:table-cell>
          <table:table-cell table:style-name="ce139" office:value-type="float" office:value="149" calcext:value-type="float">
            <text:p><text:s text:c="3"/>14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51" office:value-type="float" office:value="2798" calcext:value-type="float">
            <text:p><text:s text:c="3"/>2,798</text:p>
          </table:table-cell>
          <table:table-cell table:style-name="ce139" office:value-type="float" office:value="126" calcext:value-type="float">
            <text:p><text:s text:c="3"/>126</text:p>
          </table:table-cell>
          <table:table-cell table:style-name="ce147" office:value-type="float" office:value="123" calcext:value-type="float">
            <text:p><text:s text:c="3"/>123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140" office:value-type="float" office:value="2945" calcext:value-type="float">
            <text:p><text:s text:c="3"/>2,945</text:p>
          </table:table-cell>
          <table:table-cell table:style-name="ce140" office:value-type="float" office:value="2792" calcext:value-type="float">
            <text:p><text:s text:c="3"/>2,792</text:p>
          </table:table-cell>
          <table:table-cell table:style-name="ce140" office:value-type="float" office:value="153" calcext:value-type="float">
            <text:p><text:s text:c="3"/>153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2701" calcext:value-type="float">
            <text:p><text:s text:c="3"/>2,701</text:p>
          </table:table-cell>
          <table:table-cell table:style-name="ce140" office:value-type="float" office:value="122" calcext:value-type="float">
            <text:p><text:s text:c="3"/>122</text:p>
          </table:table-cell>
          <table:table-cell table:style-name="ce148" office:value-type="float" office:value="122" calcext:value-type="float">
            <text:p><text:s text:c="3"/>12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03" calcext:value-type="float">
            <text:p><text:s text:c="3"/>303</text:p>
          </table:table-cell>
          <table:table-cell table:style-name="ce141" office:value-type="float" office:value="291" calcext:value-type="float">
            <text:p><text:s text:c="3"/>291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宜蘭縣" calcext:value-type="string">
            <text:p><text:s/>宜蘭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62" calcext:value-type="float">
            <text:p><text:s text:c="3"/>162</text:p>
          </table:table-cell>
          <table:table-cell table:style-name="ce78" office:value-type="float" office:value="154" calcext:value-type="float">
            <text:p><text:s text:c="3"/>154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41" calcext:value-type="float">
            <text:p><text:s text:c="3"/>141</text:p>
          </table:table-cell>
          <table:table-cell table:style-name="ce79" office:value-type="float" office:value="137" calcext:value-type="float">
            <text:p><text:s text:c="3"/>137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321" calcext:value-type="float">
            <text:p><text:s text:c="3"/>1,321</text:p>
          </table:table-cell>
          <table:table-cell table:style-name="ce141" office:value-type="float" office:value="1245" calcext:value-type="float">
            <text:p><text:s text:c="3"/>1,245</text:p>
          </table:table-cell>
          <table:table-cell table:style-name="ce141" office:value-type="float" office:value="76" calcext:value-type="float">
            <text:p><text:s text:c="3"/>7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179" calcext:value-type="float">
            <text:p><text:s text:c="3"/>1,179</text:p>
          </table:table-cell>
          <table:table-cell table:style-name="ce141" office:value-type="float" office:value="66" calcext:value-type="float">
            <text:p><text:s text:c="3"/>66</text:p>
          </table:table-cell>
          <table:table-cell table:style-name="ce149" office:value-type="float" office:value="76" calcext:value-type="float">
            <text:p><text:s text:c="3"/>7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桃園縣" calcext:value-type="string">
            <text:p><text:s/>桃園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672" calcext:value-type="float">
            <text:p><text:s text:c="3"/>672</text:p>
          </table:table-cell>
          <table:table-cell table:style-name="ce78" office:value-type="float" office:value="629" calcext:value-type="float">
            <text:p><text:s text:c="3"/>629</text:p>
          </table:table-cell>
          <table:table-cell table:style-name="ce78" office:value-type="float" office:value="43" calcext:value-type="float">
            <text:p><text:s text:c="3"/>4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598" calcext:value-type="float">
            <text:p><text:s text:c="3"/>598</text:p>
          </table:table-cell>
          <table:table-cell table:style-name="ce78" office:value-type="float" office:value="35" calcext:value-type="float">
            <text:p><text:s text:c="3"/>35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649" calcext:value-type="float">
            <text:p><text:s text:c="3"/>649</text:p>
          </table:table-cell>
          <table:table-cell table:style-name="ce79" office:value-type="float" office:value="616" calcext:value-type="float">
            <text:p><text:s text:c="3"/>616</text:p>
          </table:table-cell>
          <table:table-cell table:style-name="ce79" office:value-type="float" office:value="33" calcext:value-type="float">
            <text:p><text:s text:c="3"/>3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581" calcext:value-type="float">
            <text:p><text:s text:c="3"/>581</text:p>
          </table:table-cell>
          <table:table-cell table:style-name="ce79" office:value-type="float" office:value="31" calcext:value-type="float">
            <text:p><text:s text:c="3"/>31</text:p>
          </table:table-cell>
          <table:table-cell table:style-name="ce71" office:value-type="float" office:value="37" calcext:value-type="float">
            <text:p><text:s text:c="3"/>3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08" calcext:value-type="float">
            <text:p><text:s text:c="3"/>408</text:p>
          </table:table-cell>
          <table:table-cell table:style-name="ce141" office:value-type="float" office:value="388" calcext:value-type="float">
            <text:p><text:s text:c="3"/>388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78" calcext:value-type="float">
            <text:p><text:s text:c="3"/>378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新竹縣" calcext:value-type="string">
            <text:p><text:s/>新竹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10" calcext:value-type="float">
            <text:p><text:s text:c="3"/>210</text:p>
          </table:table-cell>
          <table:table-cell table:style-name="ce78" office:value-type="float" office:value="202" calcext:value-type="float">
            <text:p><text:s text:c="3"/>202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98" calcext:value-type="float">
            <text:p><text:s text:c="3"/>198</text:p>
          </table:table-cell>
          <table:table-cell table:style-name="ce79" office:value-type="float" office:value="186" calcext:value-type="float">
            <text:p><text:s text:c="3"/>186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51" calcext:value-type="float">
            <text:p><text:s text:c="3"/>451</text:p>
          </table:table-cell>
          <table:table-cell table:style-name="ce141" office:value-type="float" office:value="440" calcext:value-type="float">
            <text:p><text:s text:c="3"/>440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苗栗縣" calcext:value-type="string">
            <text:p><text:s/>苗栗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29" calcext:value-type="float">
            <text:p><text:s text:c="3"/>229</text:p>
          </table:table-cell>
          <table:table-cell table:style-name="ce78" office:value-type="float" office:value="224" calcext:value-type="float">
            <text:p><text:s text:c="3"/>224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984" calcext:value-type="float">
            <text:p><text:s text:c="3"/>984</text:p>
          </table:table-cell>
          <table:table-cell table:style-name="ce141" office:value-type="float" office:value="960" calcext:value-type="float">
            <text:p><text:s text:c="3"/>960</text:p>
          </table:table-cell>
          <table:table-cell table:style-name="ce141" office:value-type="float" office:value="24" calcext:value-type="float">
            <text:p><text:s text:c="3"/>24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922" calcext:value-type="float">
            <text:p><text:s text:c="3"/>922</text:p>
          </table:table-cell>
          <table:table-cell table:style-name="ce141" office:value-type="float" office:value="32" calcext:value-type="float">
            <text:p><text:s text:c="3"/>32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彰化縣" calcext:value-type="string">
            <text:p><text:s/>彰化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511" calcext:value-type="float">
            <text:p><text:s text:c="3"/>511</text:p>
          </table:table-cell>
          <table:table-cell table:style-name="ce78" office:value-type="float" office:value="501" calcext:value-type="float">
            <text:p><text:s text:c="3"/>501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478" calcext:value-type="float">
            <text:p><text:s text:c="3"/>478</text:p>
          </table:table-cell>
          <table:table-cell table:style-name="ce78" office:value-type="float" office:value="18" calcext:value-type="float">
            <text:p><text:s text:c="3"/>18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473" calcext:value-type="float">
            <text:p><text:s text:c="3"/>473</text:p>
          </table:table-cell>
          <table:table-cell table:style-name="ce79" office:value-type="float" office:value="459" calcext:value-type="float">
            <text:p><text:s text:c="3"/>459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9" office:value-type="float" office:value="0" calcext:value-type="float">
            <text:p>—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73" calcext:value-type="float">
            <text:p><text:s text:c="3"/>273</text:p>
          </table:table-cell>
          <table:table-cell table:style-name="ce141" office:value-type="float" office:value="256" calcext:value-type="float">
            <text:p><text:s text:c="3"/>256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南投縣" calcext:value-type="string">
            <text:p><text:s/>南投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35" calcext:value-type="float">
            <text:p><text:s text:c="3"/>135</text:p>
          </table:table-cell>
          <table:table-cell table:style-name="ce78" office:value-type="float" office:value="125" calcext:value-type="float">
            <text:p><text:s text:c="3"/>125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38" calcext:value-type="float">
            <text:p><text:s text:c="3"/>138</text:p>
          </table:table-cell>
          <table:table-cell table:style-name="ce79" office:value-type="float" office:value="131" calcext:value-type="float">
            <text:p><text:s text:c="3"/>131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26" calcext:value-type="float">
            <text:p><text:s text:c="3"/>426</text:p>
          </table:table-cell>
          <table:table-cell table:style-name="ce141" office:value-type="float" office:value="406" calcext:value-type="float">
            <text:p><text:s text:c="3"/>406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59" office:value-type="float" office:value="380" calcext:value-type="float">
            <text:p><text:s text:c="3"/>380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49" office:value-type="float" office:value="23" calcext:value-type="float">
            <text:p><text:s text:c="3"/>2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雲林縣" calcext:value-type="string">
            <text:p><text:s/>雲林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13" calcext:value-type="float">
            <text:p><text:s text:c="3"/>213</text:p>
          </table:table-cell>
          <table:table-cell table:style-name="ce78" office:value-type="float" office:value="204" calcext:value-type="float">
            <text:p><text:s text:c="3"/>204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213" calcext:value-type="float">
            <text:p><text:s text:c="3"/>213</text:p>
          </table:table-cell>
          <table:table-cell table:style-name="ce79" office:value-type="float" office:value="202" calcext:value-type="float">
            <text:p><text:s text:c="3"/>202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56" calcext:value-type="float">
            <text:p><text:s text:c="3"/>256</text:p>
          </table:table-cell>
          <table:table-cell table:style-name="ce141" office:value-type="float" office:value="241" calcext:value-type="float">
            <text:p><text:s text:c="3"/>241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嘉義縣" calcext:value-type="string">
            <text:p><text:s/>嘉義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35" calcext:value-type="float">
            <text:p><text:s text:c="3"/>135</text:p>
          </table:table-cell>
          <table:table-cell table:style-name="ce78" office:value-type="float" office:value="129" calcext:value-type="float">
            <text:p><text:s text:c="3"/>129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21" calcext:value-type="float">
            <text:p><text:s text:c="3"/>121</text:p>
          </table:table-cell>
          <table:table-cell table:style-name="ce79" office:value-type="float" office:value="112" calcext:value-type="float">
            <text:p><text:s text:c="3"/>112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55" calcext:value-type="float">
            <text:p><text:s text:c="3"/>455</text:p>
          </table:table-cell>
          <table:table-cell table:style-name="ce141" office:value-type="float" office:value="421" calcext:value-type="float">
            <text:p><text:s text:c="3"/>421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22" calcext:value-type="float">
            <text:p><text:s text:c="3"/>422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屏東縣" calcext:value-type="string">
            <text:p><text:s/>屏東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26" calcext:value-type="float">
            <text:p><text:s text:c="3"/>226</text:p>
          </table:table-cell>
          <table:table-cell table:style-name="ce78" office:value-type="float" office:value="206" calcext:value-type="float">
            <text:p><text:s text:c="3"/>206</text:p>
          </table:table-cell>
          <table:table-cell table:style-name="ce78" office:value-type="float" office:value="20" calcext:value-type="float">
            <text:p><text:s text:c="3"/>20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229" calcext:value-type="float">
            <text:p><text:s text:c="3"/>229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41" calcext:value-type="float">
            <text:p><text:s text:c="3"/>141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臺東縣" calcext:value-type="string">
            <text:p><text:s/>臺東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68" calcext:value-type="float">
            <text:p><text:s text:c="3"/>68</text:p>
          </table:table-cell>
          <table:table-cell table:style-name="ce78" office:value-type="float" office:value="58" calcext:value-type="float">
            <text:p><text:s text:c="3"/>58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style-name="ce79" office:value-type="float" office:value="64" calcext:value-type="float">
            <text:p><text:s text:c="3"/>64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21" calcext:value-type="float">
            <text:p><text:s text:c="3"/>221</text:p>
          </table:table-cell>
          <table:table-cell table:style-name="ce141" office:value-type="float" office:value="197" calcext:value-type="float">
            <text:p><text:s text:c="3"/>197</text:p>
          </table:table-cell>
          <table:table-cell table:style-name="ce141" office:value-type="float" office:value="24" calcext:value-type="float">
            <text:p><text:s text:c="3"/>2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花蓮縣" calcext:value-type="string">
            <text:p><text:s/>花蓮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21" calcext:value-type="float">
            <text:p><text:s text:c="3"/>121</text:p>
          </table:table-cell>
          <table:table-cell table:style-name="ce78" office:value-type="float" office:value="108" calcext:value-type="float">
            <text:p><text:s text:c="3"/>108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00" calcext:value-type="float">
            <text:p><text:s text:c="3"/>100</text:p>
          </table:table-cell>
          <table:table-cell table:style-name="ce79" office:value-type="float" office:value="89" calcext:value-type="float">
            <text:p><text:s text:c="3"/>89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62" calcext:value-type="float">
            <text:p><text:s text:c="3"/>62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141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澎湖縣" calcext:value-type="string">
            <text:p><text:s/>澎湖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30" calcext:value-type="float">
            <text:p><text:s text:c="3"/>30</text:p>
          </table:table-cell>
          <table:table-cell table:style-name="ce78" office:value-type="float" office:value="29" calcext:value-type="float">
            <text:p><text:s text:c="3"/>29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78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32" calcext:value-type="float">
            <text:p><text:s text:c="3"/>32</text:p>
          </table:table-cell>
          <table:table-cell table:style-name="ce7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59" calcext:value-type="float">
            <text:p><text:s text:c="3"/>159</text:p>
          </table:table-cell>
          <table:table-cell table:style-name="ce141" office:value-type="float" office:value="141" calcext:value-type="float">
            <text:p><text:s text:c="3"/>141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基隆市" calcext:value-type="string">
            <text:p><text:s/>基隆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73" calcext:value-type="float">
            <text:p><text:s text:c="3"/>73</text:p>
          </table:table-cell>
          <table:table-cell table:style-name="ce78" office:value-type="float" office:value="70" calcext:value-type="float">
            <text:p><text:s text:c="3"/>70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86" calcext:value-type="float">
            <text:p><text:s text:c="3"/>86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84" calcext:value-type="float">
            <text:p><text:s text:c="3"/>384</text:p>
          </table:table-cell>
          <table:table-cell table:style-name="ce141" office:value-type="float" office:value="377" calcext:value-type="float">
            <text:p><text:s text:c="3"/>377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新竹市" calcext:value-type="string">
            <text:p><text:s/>新竹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89" calcext:value-type="float">
            <text:p><text:s text:c="3"/>189</text:p>
          </table:table-cell>
          <table:table-cell table:style-name="ce78" office:value-type="float" office:value="187" calcext:value-type="float">
            <text:p><text:s text:c="3"/>187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95" calcext:value-type="float">
            <text:p><text:s text:c="3"/>195</text:p>
          </table:table-cell>
          <table:table-cell table:style-name="ce79" office:value-type="float" office:value="190" calcext:value-type="float">
            <text:p><text:s text:c="3"/>190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48" calcext:value-type="float">
            <text:p><text:s text:c="3"/>148</text:p>
          </table:table-cell>
          <table:table-cell table:style-name="ce141" office:value-type="float" office:value="143" calcext:value-type="float">
            <text:p><text:s text:c="3"/>143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嘉義市" calcext:value-type="string">
            <text:p><text:s/>嘉義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73" calcext:value-type="float">
            <text:p><text:s text:c="3"/>73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/>
          <table:table-cell table:style-name="ce32" office:value-type="string" calcext:value-type="string">
            <text:p>計</text:p>
          </table:table-cell>
          <table:table-cell table:number-columns-repeated="2" table:style-name="ce67" office:value-type="float" office:value="120" calcext:value-type="float">
            <text:p><text:s text:c="3"/>120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51" office:value-type="float" office:value="101" calcext:value-type="float">
            <text:p><text:s text:c="3"/>101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福建省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139" office:value-type="float" office:value="63" calcext:value-type="float">
            <text:p><text:s text:c="3"/>63</text:p>
          </table:table-cell>
          <table:table-cell table:number-columns-repeated="2" table:style-name="ce139" office:value-type="float" office:value="0" calcext:value-type="float">
            <text:p>—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number-columns-repeated="2" table:style-name="ce140" office:value-type="float" office:value="57" calcext:value-type="float">
            <text:p><text:s text:c="3"/>57</text:p>
          </table:table-cell>
          <table:table-cell table:number-columns-repeated="2" table:style-name="ce140" office:value-type="float" office:value="0" calcext:value-type="float">
            <text:p>—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8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number-columns-repeated="2" table:style-name="ce141" office:value-type="float" office:value="106" calcext:value-type="float">
            <text:p><text:s text:c="3"/>106</text:p>
          </table:table-cell>
          <table:table-cell table:style-name="ce141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金門縣" calcext:value-type="string">
            <text:p><text:s/>金門縣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56" calcext:value-type="float">
            <text:p><text:s text:c="3"/>56</text:p>
          </table:table-cell>
          <table:table-cell table:style-name="ce7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5" calcext:value-type="float">
            <text:p><text:s text:c="3"/>45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50" calcext:value-type="float">
            <text:p><text:s text:c="3"/>50</text:p>
          </table:table-cell>
          <table:table-cell table:style-name="ce7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number-columns-repeated="2" table:style-name="ce141" office:value-type="float" office:value="14" calcext:value-type="float">
            <text:p><text:s text:c="3"/>14</text:p>
          </table:table-cell>
          <table:table-cell table:style-name="ce141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9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連江縣" calcext:value-type="string">
            <text:p><text:s/>連江縣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7" calcext:value-type="float">
            <text:p><text:s text:c="3"/>7</text:p>
          </table:table-cell>
          <table:table-cell table:style-name="ce7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1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6">
          <table:table-cell table:style-name="ce132"/>
          <table:table-cell table:number-columns-repeated="4"/>
          <table:table-cell table:style-name="ce143"/>
          <table:table-cell table:style-name="ce144" table:number-columns-repeated="2"/>
          <table:table-cell table:style-name="ce111" office:value-type="string" calcext:value-type="string">
            <text:p>內政部戶政司 民國102年10月4日編製</text:p>
          </table:table-cell>
          <table:table-cell table:number-columns-repeated="1015"/>
        </table:table-row>
        <table:table-row table:style-name="ro8">
          <table:table-cell table:style-name="ce132"/>
          <table:table-cell/>
          <table:table-cell table:style-name="ce142"/>
          <table:table-cell table:number-columns-repeated="1021"/>
        </table:table-row>
        <table:table-row table:style-name="ro8">
          <table:table-cell table:style-name="ce133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1%E9%81%B7%E5%85%A5%E5%8F%8A%E9%81%B7%E5%87%BA-102.09.xls'#$''.$G$5]"/>
        <table:named-expression table:name="出生" table:base-cell-address="$年月別.$A$1" table:expression="['file:///D:/123/i62/11%E9%81%B7%E5%85%A5%E5%8F%8A%E9%81%B7%E5%87%BA-102.09.xls'#$''.$V$14:.$V$34]"/>
        <table:named-expression table:name="月底人口數" table:base-cell-address="$年月別.$A$1" table:expression="['file:///D:/123/i62/11%E9%81%B7%E5%85%A5%E5%8F%8A%E9%81%B7%E5%87%BA-102.09.xls'#$''.$AT$14:.$AU$34]"/>
        <table:named-expression table:name="死亡" table:base-cell-address="$年月別.$A$1" table:expression="['file:///D:/123/i62/11%E9%81%B7%E5%85%A5%E5%8F%8A%E9%81%B7%E5%87%BA-102.09.xls'#$''.$Y$14:.$Y$34]"/>
        <table:named-expression table:name="結婚" table:base-cell-address="$年月別.$A$1" table:expression="['file:///D:/123/i62/11%E9%81%B7%E5%85%A5%E5%8F%8A%E9%81%B7%E5%87%BA-102.09.xls'#$''.$L$14:.$L$34]"/>
        <table:named-expression table:name="鄰數戶數" table:base-cell-address="$年月別.$A$1" table:expression="['file:///D:/123/i62/11%E9%81%B7%E5%85%A5%E5%8F%8A%E9%81%B7%E5%87%BA-102.09.xls'#$''.$AQ$14:.$AR$34]"/>
        <table:named-expression table:name="離婚" table:base-cell-address="$年月別.$A$1" table:expression="['file:///D:/123/i62/11%E9%81%B7%E5%85%A5%E5%8F%8A%E9%81%B7%E5%87%BA-102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0-04T13:36:27</meta:creation-date>
    <dc:creator>user</dc:creator>
    <dc:date>2013-10-04T14:44:47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